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officeooo:paragraph-rsid="0013bdf8"/>
    </style:style>
    <style:style style:name="P11" style:family="paragraph" style:parent-style-name="Standard">
      <style:text-properties officeooo:rsid="0018ff19" officeooo:paragraph-rsid="0018ff19"/>
    </style:style>
    <style:style style:name="P12" style:family="paragraph" style:parent-style-name="Standard">
      <style:text-properties officeooo:rsid="001af8c0" officeooo:paragraph-rsid="001af8c0"/>
    </style:style>
    <style:style style:name="P13" style:family="paragraph" style:parent-style-name="Standard">
      <style:text-properties officeooo:rsid="001af8c0" officeooo:paragraph-rsid="00084268"/>
    </style:style>
    <style:style style:name="P14" style:family="paragraph" style:parent-style-name="Standard">
      <style:text-properties officeooo:rsid="000f36a5" officeooo:paragraph-rsid="000f36a5"/>
    </style:style>
    <style:style style:name="P15" style:family="paragraph" style:parent-style-name="Standard">
      <style:text-properties officeooo:rsid="001f5b6e" officeooo:paragraph-rsid="001f5b6e"/>
    </style:style>
    <style:style style:name="P16" style:family="paragraph" style:parent-style-name="Standard">
      <style:text-properties officeooo:rsid="00219076" officeooo:paragraph-rsid="00219076"/>
    </style:style>
    <style:style style:name="P17" style:family="paragraph" style:parent-style-name="Standard">
      <style:text-properties officeooo:rsid="00277e5a" officeooo:paragraph-rsid="00277e5a"/>
    </style:style>
    <style:style style:name="P18" style:family="paragraph" style:parent-style-name="Standard">
      <style:text-properties officeooo:rsid="003185a7" officeooo:paragraph-rsid="003185a7"/>
    </style:style>
    <style:style style:name="P19" style:family="paragraph" style:parent-style-name="Standard">
      <style:text-properties officeooo:rsid="0036271e" officeooo:paragraph-rsid="0036271e"/>
    </style:style>
    <style:style style:name="P20" style:family="paragraph" style:parent-style-name="Standard">
      <style:text-properties officeooo:rsid="003950ab" officeooo:paragraph-rsid="003950ab"/>
    </style:style>
    <style:style style:name="P21" style:family="paragraph" style:parent-style-name="Standard">
      <style:text-properties officeooo:paragraph-rsid="003950ab"/>
    </style:style>
    <style:style style:name="P22" style:family="paragraph" style:parent-style-name="Standard">
      <style:text-properties officeooo:rsid="003b0c88" officeooo:paragraph-rsid="003b0c88"/>
    </style:style>
    <style:style style:name="P23" style:family="paragraph" style:parent-style-name="Standard">
      <style:text-properties officeooo:rsid="003e5edb" officeooo:paragraph-rsid="003e5edb"/>
    </style:style>
    <style:style style:name="P24" style:family="paragraph" style:parent-style-name="Standard">
      <style:text-properties officeooo:rsid="00405c06" officeooo:paragraph-rsid="00405c06"/>
    </style:style>
    <style:style style:name="P25" style:family="paragraph" style:parent-style-name="Standard">
      <style:text-properties officeooo:rsid="004266b8" officeooo:paragraph-rsid="004266b8"/>
    </style:style>
    <style:style style:name="P26" style:family="paragraph" style:parent-style-name="Standard">
      <style:text-properties officeooo:rsid="004266b8" officeooo:paragraph-rsid="0044355c"/>
    </style:style>
    <style:style style:name="P27" style:family="paragraph" style:parent-style-name="Standard">
      <style:text-properties officeooo:rsid="00445f36" officeooo:paragraph-rsid="00445f36"/>
    </style:style>
    <style:style style:name="P28" style:family="paragraph" style:parent-style-name="Standard">
      <style:text-properties officeooo:paragraph-rsid="00277e5a"/>
    </style:style>
    <style:style style:name="P29" style:family="paragraph" style:parent-style-name="Standard">
      <style:text-properties officeooo:rsid="00790f56" officeooo:paragraph-rsid="00790f56"/>
    </style:style>
    <style:style style:name="P30" style:family="paragraph" style:parent-style-name="Standard">
      <style:text-properties officeooo:rsid="0087a569" officeooo:paragraph-rsid="0087a569"/>
    </style:style>
    <style:style style:name="P31" style:family="paragraph" style:parent-style-name="Standard">
      <style:text-properties officeooo:rsid="008b28a8" officeooo:paragraph-rsid="008b28a8"/>
    </style:style>
    <style:style style:name="P32" style:family="paragraph" style:parent-style-name="Standard">
      <style:text-properties officeooo:rsid="008ecec3" officeooo:paragraph-rsid="0090a022"/>
    </style:style>
    <style:style style:name="P33" style:family="paragraph" style:parent-style-name="Standard">
      <style:text-properties officeooo:rsid="0090a022" officeooo:paragraph-rsid="0090a022"/>
    </style:style>
    <style:style style:name="P34" style:family="paragraph" style:parent-style-name="Standard">
      <style:text-properties officeooo:rsid="009842e1" officeooo:paragraph-rsid="009842e1"/>
    </style:style>
    <style:style style:name="P35" style:family="paragraph" style:parent-style-name="Standard">
      <style:text-properties fo:font-weight="normal" officeooo:rsid="00962c9d" officeooo:paragraph-rsid="0090a022" style:font-weight-asian="normal" style:font-weight-complex="normal"/>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fo:font-weight="bold" officeooo:rsid="00949421" style:font-weight-asian="bold" style:font-weight-complex="bold"/>
    </style:style>
    <style:style style:name="T7" style:family="text">
      <style:text-properties officeooo:rsid="001af8c0"/>
    </style:style>
    <style:style style:name="T8" style:family="text">
      <style:text-properties officeooo:rsid="001efe87"/>
    </style:style>
    <style:style style:name="T9" style:family="text">
      <style:text-properties officeooo:rsid="001ffe2b"/>
    </style:style>
    <style:style style:name="T10" style:family="text">
      <style:text-properties officeooo:rsid="002967db"/>
    </style:style>
    <style:style style:name="T11" style:family="text">
      <style:text-properties officeooo:rsid="002b2b96"/>
    </style:style>
    <style:style style:name="T12" style:family="text">
      <style:text-properties officeooo:rsid="002da4ba"/>
    </style:style>
    <style:style style:name="T13" style:family="text">
      <style:text-properties officeooo:rsid="002f8887"/>
    </style:style>
    <style:style style:name="T14" style:family="text">
      <style:text-properties officeooo:rsid="003950ab"/>
    </style:style>
    <style:style style:name="T15" style:family="text">
      <style:text-properties officeooo:rsid="003b0c88"/>
    </style:style>
    <style:style style:name="T16" style:family="text">
      <style:text-properties officeooo:rsid="003c1318"/>
    </style:style>
    <style:style style:name="T17" style:family="text">
      <style:text-properties officeooo:rsid="003e5edb"/>
    </style:style>
    <style:style style:name="T18" style:family="text">
      <style:text-properties officeooo:rsid="00405c06"/>
    </style:style>
    <style:style style:name="T19" style:family="text">
      <style:text-properties officeooo:rsid="0040a924"/>
    </style:style>
    <style:style style:name="T20" style:family="text">
      <style:text-properties officeooo:rsid="0044355c"/>
    </style:style>
    <style:style style:name="T21" style:family="text">
      <style:text-properties officeooo:rsid="004658b4"/>
    </style:style>
    <style:style style:name="T22" style:family="text">
      <style:text-properties officeooo:rsid="0046ebd0"/>
    </style:style>
    <style:style style:name="T23" style:family="text">
      <style:text-properties officeooo:rsid="004899a2"/>
    </style:style>
    <style:style style:name="T24" style:family="text">
      <style:text-properties officeooo:rsid="00519a1d"/>
    </style:style>
    <style:style style:name="T25" style:family="text">
      <style:text-properties officeooo:rsid="0053a928"/>
    </style:style>
    <style:style style:name="T26" style:family="text">
      <style:text-properties officeooo:rsid="005598e3"/>
    </style:style>
    <style:style style:name="T27" style:family="text">
      <style:text-properties officeooo:rsid="0056c9d8"/>
    </style:style>
    <style:style style:name="T28" style:family="text">
      <style:text-properties officeooo:rsid="00572313"/>
    </style:style>
    <style:style style:name="T29" style:family="text">
      <style:text-properties officeooo:rsid="005c77f5"/>
    </style:style>
    <style:style style:name="T30" style:family="text">
      <style:text-properties officeooo:rsid="005cadb1"/>
    </style:style>
    <style:style style:name="T31" style:family="text">
      <style:text-properties officeooo:rsid="005e3ce7"/>
    </style:style>
    <style:style style:name="T32" style:family="text">
      <style:text-properties officeooo:rsid="00608d19"/>
    </style:style>
    <style:style style:name="T33" style:family="text">
      <style:text-properties officeooo:rsid="00612104"/>
    </style:style>
    <style:style style:name="T34" style:family="text">
      <style:text-properties officeooo:rsid="0062d462"/>
    </style:style>
    <style:style style:name="T35" style:family="text">
      <style:text-properties officeooo:rsid="00631ac3"/>
    </style:style>
    <style:style style:name="T36" style:family="text">
      <style:text-properties officeooo:rsid="0063c600"/>
    </style:style>
    <style:style style:name="T37" style:family="text">
      <style:text-properties officeooo:rsid="0063eaa2"/>
    </style:style>
    <style:style style:name="T38" style:family="text">
      <style:text-properties officeooo:rsid="0064ad3d"/>
    </style:style>
    <style:style style:name="T39" style:family="text">
      <style:text-properties officeooo:rsid="0066df37"/>
    </style:style>
    <style:style style:name="T40" style:family="text">
      <style:text-properties officeooo:rsid="006f603c"/>
    </style:style>
    <style:style style:name="T41" style:family="text">
      <style:text-properties officeooo:rsid="00277e5a"/>
    </style:style>
    <style:style style:name="T42" style:family="text">
      <style:text-properties officeooo:rsid="0070a618"/>
    </style:style>
    <style:style style:name="T43" style:family="text">
      <style:text-properties officeooo:rsid="0071bf38"/>
    </style:style>
    <style:style style:name="T44" style:family="text">
      <style:text-properties officeooo:rsid="0072affd"/>
    </style:style>
    <style:style style:name="T45" style:family="text">
      <style:text-properties officeooo:rsid="00733984"/>
    </style:style>
    <style:style style:name="T46" style:family="text">
      <style:text-properties officeooo:rsid="00753df8"/>
    </style:style>
    <style:style style:name="T47" style:family="text">
      <style:text-properties officeooo:rsid="00762be7"/>
    </style:style>
    <style:style style:name="T48" style:family="text">
      <style:text-properties officeooo:rsid="00773ef8"/>
    </style:style>
    <style:style style:name="T49" style:family="text">
      <style:text-properties officeooo:rsid="007969f4"/>
    </style:style>
    <style:style style:name="T50" style:family="text">
      <style:text-properties officeooo:rsid="007b00c1"/>
    </style:style>
    <style:style style:name="T51" style:family="text">
      <style:text-properties officeooo:rsid="007c8cca"/>
    </style:style>
    <style:style style:name="T52" style:family="text">
      <style:text-properties officeooo:rsid="007d391b"/>
    </style:style>
    <style:style style:name="T53" style:family="text">
      <style:text-properties officeooo:rsid="007e53bf"/>
    </style:style>
    <style:style style:name="T54" style:family="text">
      <style:text-properties officeooo:rsid="007fd3e2"/>
    </style:style>
    <style:style style:name="T55" style:family="text">
      <style:text-properties officeooo:rsid="007fdc52"/>
    </style:style>
    <style:style style:name="T56" style:family="text">
      <style:text-properties officeooo:rsid="0082ad77"/>
    </style:style>
    <style:style style:name="T57" style:family="text">
      <style:text-properties officeooo:rsid="00853a5d"/>
    </style:style>
    <style:style style:name="T58" style:family="text">
      <style:text-properties officeooo:rsid="00866e9a"/>
    </style:style>
    <style:style style:name="T59" style:family="text">
      <style:text-properties officeooo:rsid="00892c4e"/>
    </style:style>
    <style:style style:name="T60" style:family="text">
      <style:text-properties officeooo:rsid="008b28a8"/>
    </style:style>
    <style:style style:name="T61" style:family="text">
      <style:text-properties officeooo:rsid="008d018d"/>
    </style:style>
    <style:style style:name="T62" style:family="text">
      <style:text-properties officeooo:rsid="0090a022"/>
    </style:style>
    <style:style style:name="T63" style:family="text">
      <style:text-properties officeooo:rsid="0091b548"/>
    </style:style>
    <style:style style:name="T64" style:family="text">
      <style:text-properties officeooo:rsid="0093912e"/>
    </style:style>
    <style:style style:name="T65" style:family="text">
      <style:text-properties officeooo:rsid="00949421"/>
    </style:style>
    <style:style style:name="T66" style:family="text">
      <style:text-properties fo:font-weight="normal" style:font-weight-asian="normal" style:font-weight-complex="normal"/>
    </style:style>
    <style:style style:name="T67" style:family="text">
      <style:text-properties fo:font-weight="normal" officeooo:rsid="00949421" style:font-weight-asian="normal" style:font-weight-complex="normal"/>
    </style:style>
    <style:style style:name="T68" style:family="text">
      <style:text-properties fo:font-weight="normal" officeooo:rsid="00962c9d"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18">All Lesser and Greater Auhrons form worship cults in order to gain magic to manipulate their world.</text:p>
      <text:p text:style-name="P1"/>
      <text:p text:style-name="P10"><text:span text:style-name="T3">Six</text:span><text:span text:style-name="T4"> Lesser Auhrons:</text:span></text:p>
      <text:p text:style-name="P1">Eres</text:p>
      <text:p text:style-name="P1"><text:tab/>Wants:</text:p>
      <text:p text:style-name="P15">1. Figure out how to escape Andolem.</text:p>
      <text:p text:style-name="P15"><text:tab/><text:span text:style-name="T9">a. Study the material world. Eres believes in the power of magic to free her, but Apythia’s ritual has seemingly stopped magic in its tracks. </text:span><text:span text:style-name="T24">Eres has no idea how Apythia learned how to perform such a ritual. She communes with Selor, </text:span><text:span text:style-name="T25">who reveals that it was through the guidance of Asfalon </text:span><text:span text:style-name="T26">and the Tablets of Mallorn. </text:span><text:span text:style-name="T27">Eres begins with the Tablets, trying to hunt them down. </text:span><text:span text:style-name="T28">Eventually, she finds them in the form of the Bones of Faranwe, but she can’t decipher them easily. </text:span><text:span text:style-name="T29">Eres is at an impass—</text:span><text:span text:style-name="T30">she needs </text:span><text:span text:style-name="T31">her </text:span><text:span text:style-name="T30">magic to decipher the Bones, but she can’ decipher the Bones without </text:span><text:span text:style-name="T31">her </text:span><text:span text:style-name="T30">magic. </text:span><text:span text:style-name="T31">She uses her servant Hehtan to pursue magic, though not even Eres truly understands what to do. She supports divine magic cults, though they are limited in their abilities. </text:span><text:span text:style-name="T32">Once Nihitara casts her spell, Eres throws all her weight behind Hehtan and </text:span><text:span text:style-name="T33">his cult in</text:span><text:span text:style-name="T32"> Akshah. </text:span><text:span text:style-name="T34">If she can’t reverse Apythia’s ritual, then she’ll find a new way to do magic. </text:span><text:span text:style-name="T37">Eventually Hehtan deciphers the Bones but discovers that Faranwe did not record any details of Apythia’s spell. Though Apythia’s spell can never be undone, Hehtan learns useful truths from the Bones about concepts of reality. </text:span><text:span text:style-name="T34">She points Hehtan to the Thief Blade so that he can gain power, but at the height of the God War she loses control of him. He grows too powerful and breaks away, believing he no longer needs her for his goals. </text:span><text:span text:style-name="T35">He is smote down and goes into exile on his own, </text:span><text:span text:style-name="T36">rejecting Eres.</text:span></text:p>
      <text:p text:style-name="P15"><text:tab/><text:span text:style-name="T38">The Red Warlocks of Hehtan spread the insights of spellcasting and the natural philosophy of the Bones of Faranwe. </text:span><text:span text:style-name="T39">As more cults spring up, Eres must expand her servant base in Andolem to act as representatives.</text:span></text:p>
      <text:p text:style-name="P16"/>
      <text:p text:style-name="P1"><text:span text:style-name="T7"><text:tab/>1. </text:span><text:span text:style-name="T5">Become the most powerful being.</text:span></text:p>
      <text:p text:style-name="P1"><text:tab/><text:tab/><text:span text:style-name="T7">a. Acquire the essentia of Artifex.</text:span></text:p>
      <text:p text:style-name="P13"><text:tab/><text:tab/><text:tab/>I. Find Vash Bash. Take Onsinta.</text:p>
      <text:p text:style-name="P13"><text:tab/><text:tab/><text:tab/>II. Control Taregil on Mediul, eventually return to Mediul and control it herself.</text:p>
      <text:p text:style-name="P1"><text:tab/><text:tab/><text:tab/><text:tab/><text:span text:style-name="T7">i. Build up sacrifices </text:span><text:span text:style-name="T8">(and worship) </text:span><text:span text:style-name="T7">in the Hollow Symbol.</text:span></text:p>
      <text:p text:style-name="P12"><text:tab/><text:tab/><text:tab/>III. Take Arangil from Vanemer in the Astral Plane.</text:p>
      <text:p text:style-name="P12"><text:tab/><text:tab/><text:tab/>IV. Ascend into Corilya and become a Greater Auhron. Take Corilya.</text:p>
      <text:p text:style-name="P4"/>
      <text:p text:style-name="P1">Vash Bash</text:p>
      <text:p text:style-name="P28"><text:span text:style-name="T40">a</text:span><text:span text:style-name="T41">. Figure out how to escape Andolem.</text:span></text:p>
      <text:p text:style-name="P17"><text:tab/>-Wait, and watch Eres. Let her do the hard work.</text:p>
      <text:p text:style-name="P28"><text:span text:style-name="T40">b</text:span><text:span text:style-name="T41">. Re-form the Red Moon, bridge the realms of the living and dead, release the armies of Loss’kelvar once again upon the world to create a global empire.</text:span></text:p>
      <text:p text:style-name="P28"><text:tab/><text:span text:style-name="T42">He sees that Eres forms cults and he works to do the same. He uses his connection to Selor to learn everything that she reveals—so Vash knows everything told to Mallorn + Mear + Gwenyn! That’s big. He knows everything on the Tablets, but he acts in secret. He watches, waits, listens. He speaks to Hehtan through the Thief Blade and slowly pulls him away from Eres. </text:span><text:span text:style-name="T43">Vash’s end goals are attractive to Hehtan—he would have access to an unstoppable army through which he would become the most powerful being. </text:span><text:span text:style-name="T44">Bash has nothing against magic; its a natural tool </text:span><text:span text:style-name="T45">in the world.</text:span></text:p>
      <text:p text:style-name="P14"/>
      <text:p text:style-name="P1">Hasedek/Haseduanth</text:p>
      <text:p text:style-name="P1"><text:soft-page-break/><text:tab/>-<text:span text:style-name="T10">Obsessed with undeath; wants to bring his family back.</text:span></text:p>
      <text:p text:style-name="P1"><text:tab/>-<text:span text:style-name="T11">Mortal Enemy to the Raven Queen</text:span></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6"/>
      <text:p text:style-name="P1">Raven Queen</text:p>
      <text:p text:style-name="P1"><text:tab/>Wants:</text:p>
      <text:p text:style-name="P1">1. Destroy the undead and those who deserve death</text:p>
      <text:p text:style-name="P1"><text:tab/>-<text:span text:style-name="T11">Mortal Enemy to Haseduanth</text:span></text:p>
      <text:p text:style-name="P1">2. Protect the innocent</text:p>
      <text:p text:style-name="P7"/>
      <text:p text:style-name="P7">Uygun</text:p>
      <text:p text:style-name="P7"><text:tab/><text:span text:style-name="T12">Chaotic Neutral - </text:span><text:span text:style-name="T23">Insane</text:span></text:p>
      <text:p text:style-name="P7"><text:tab/><text:span text:style-name="T2">Wants: </text:span><text:span text:style-name="T13">Freedom, revivication of Renno</text:span></text:p>
      <text:p text:style-name="P7"><text:tab/>-<text:span text:style-name="T21">Uygun is completely insane; his mind is broken beyond any repair. </text:span><text:span text:style-name="T22">There seems to be little rhyme or reason to his actions, though somewhere deep within himself is the desire for power. </text:span><text:span text:style-name="T23">Uygun is sympathetic to Haseduanth, but also sees the merit in the reformation of the Red Moon.</text:span></text:p>
      <text:p text:style-name="P7"><text:tab/>-<text:span text:style-name="T46">Uygun forms early cults to gain </text:span><text:span text:style-name="T47">just enough power to shape his realm in Andolem. He is entirely self-focused in that respect. </text:span><text:span text:style-name="T48">His cults range from orgy love cults to violent sacrificial murder cults.</text:span></text:p>
      <text:p text:style-name="P11">Selor</text:p>
      <text:p text:style-name="P7"/>
      <text:p text:style-name="P8">One Greater Auhron:</text:p>
      <text:p text:style-name="P7"/>
      <text:p text:style-name="P9">Guire</text:p>
      <text:p text:style-name="P3"><text:tab/>Wants:</text:p>
      <text:p text:style-name="P3">1. Preservation of life</text:p>
      <text:p text:style-name="P3"/>
      <text:p text:style-name="P29">During his time with Power, Guire learned that <text:span text:style-name="T49">Power had tricked them—he threatened their world with destruction so that they would trap him with the Red Moon, </text:span><text:span text:style-name="T50">bringing it within reach of Finiel so that it could eventually be destroyed and Ehlu could be killed. </text:span><text:span text:style-name="T51">By the end, Power revealed to them the broader battle that he was fighting: </text:span><text:span text:style-name="T52">Ehlu was only going to be the first to die. Power’s end goal is to kill the entire plane of existence </text:span><text:span text:style-name="T53">and re-</text:span><text:span text:style-name="T54">diversify the Multiverse. </text:span><text:span text:style-name="T55">In his mind, Asfalon already had the capability to defeat the Abyss. Now, Artifex wants to ensure that Asfalon doesn’t keep ahold of his power </text:span><text:span text:style-name="T56">after the war is complete. </text:span><text:span text:style-name="T57">So, Guire believes that the plane needs to die in order for balance to be restored—yet there is still a war to be fought with the Abyss. Neither side, Asfalon or Artifex, is in the right or wrong. Both have goals that must be completed. </text:span><text:span text:style-name="T58">Artifex doesn’t want to completely defeat Asfalon until AFTER the Abyss is defeated, but he must get into a position to strike when the moment comes.</text:span></text:p>
      <text:p text:style-name="P30">Where does the preservation of life fall into all this? <text:span text:style-name="T59">The Abyss must be defeated for life to continue, so Asfalon is in the right. Yet </text:span><text:span text:style-name="T60">Artifex wants to protect life in the long term by diversification is safety: the fracturing of Asfalon would ensure the continued prospering of life in the Multiverse. Should Asfalon alone survive, </text:span></text:p>
      <text:p text:style-name="P19">Only with magic can mortals hope to defend the plane from The Abyss.</text:p>
      <text:p text:style-name="P19"/>
      <text:p text:style-name="P19"/>
      <text:p text:style-name="P19"/>
      <text:p text:style-name="P19"/>
      <text:p text:style-name="P19"><text:soft-page-break/></text:p>
      <text:p text:style-name="P32">I think Artifex is more of a villain. <text:span text:style-name="T62">Maybe Artifex is REALLY a villain…</text:span></text:p>
      <text:p text:style-name="P33">With Lineaments of Power, Reason, Ambition, Fear, Growth, Shadow, Creativity; Reason is basically the only good-leaning one. “<text:span text:style-name="T63">Reason” here might just be the wisdom that resistance is futile. What if Creativity began this whole scheme in order to destroy all the other planes so that there could be no resistance against the rise of the Abyss? </text:span><text:span text:style-name="T64">Was Artifex working with the Abyss the whole time? </text:span><text:span text:style-name="T65">The “betrayal” might have never actually existed. Artifex could have agreed to be </text:span><text:span text:style-name="T6">melded</text:span><text:span text:style-name="T67"> which is why the Anariima exist and no other plane had inset essentia. </text:span><text:span text:style-name="T68">After melding, Artifex was the one that betrayed Asfalon! He is trying to tear down Asfalon from within before Asfalon can defeat the Abyss.</text:span></text:p>
      <text:p text:style-name="P35"/>
      <text:p text:style-name="P34"><text:span text:style-name="T68">O</text:span><text:span text:style-name="T66">kay. But Artifex is still extremely manipulative + the fracturing of Power extracted Good, who could turn for Asfalon.</text:span></text:p>
      <text:p text:style-name="P32"/>
      <text:p text:style-name="P32">He fights against the greater good for self-preservation.</text:p>
      <text:p text:style-name="P31">Asfalon and Artifex teamed up to face the Abyss. They wanted to consolidate Lineaments, but they could only do it together. Thus, they agreed that they would both remain alive. <text:span text:style-name="T61">What is the downside of Asfalon killing Artifex? One possibility is that Artifex simply doesnt want to die. The rebirth of a Lineament on a new plane makes it entirely new—it doesn’t remember its past lives. So Artifex is fighting for its own life with blatant disregard to the greater good (being the unification of the planes to battle the Abyss).</text:span></text:p>
      <text:p text:style-name="P19"/>
      <text:p text:style-name="P19"/>
      <text:p text:style-name="P21"><text:span text:style-name="T14">Artifex </text:span><text:span text:style-name="T15">DOES</text:span><text:span text:style-name="T14"> want magic</text:span></text:p>
      <text:p text:style-name="P21"><text:tab/>-<text:span text:style-name="T17">He gives mortals magic, and </text:span></text:p>
      <text:p text:style-name="P24">Eres wants magic</text:p>
      <text:p text:style-name="P24">Guire wants magic</text:p>
      <text:p text:style-name="P20">Asfalon <text:span text:style-name="T17">doesn’t really care</text:span></text:p>
      <text:p text:style-name="P23">Bash DOES NOT want Eres to get magic <text:span text:style-name="T18">first!</text:span></text:p>
      <text:p text:style-name="P23"><text:tab/>-He prevents Hundie from throwing away the Tablets of Mallorn</text:p>
      <text:p text:style-name="P20"><text:tab/>-<text:span text:style-name="T17">He hides Faranwe from Selor, </text:span><text:span text:style-name="T19">but he knows where Faranwe is!</text:span></text:p>
      <text:p text:style-name="P20"/>
      <text:p text:style-name="P22">Artifex gave mortals magic. Why hadn’t Asfalon? Asfalon believes in his own power to destroy Artifex. Artifex, through the Lineament Creativity, plans to use the mortals of Asfalon against him. <text:span text:style-name="T16">Even though it would also give Asfalon a weapon, it would complicate things greatly.</text:span></text:p>
      <text:p text:style-name="P22"/>
      <text:p text:style-name="P26">Eres sets Alaafia on the task of finding the bones of Faranwe. She knows So Kahn could use Taregil, but she also knows that the Orun lich would never help her. <text:span text:style-name="T20">She needs to convince So Kahn to help Alaafia instead.</text:span></text:p>
      <text:p text:style-name="P26"/>
      <text:p text:style-name="P27">Alaafia needs to be unprodded—she can’t think she is being led to this end by Eres.</text:p>
      <text:p text:style-name="P22"/>
      <text:p text:style-name="P25">Alaafia gets Taregil and returns to So Kahn’s mask. She dons the mask and allows So Kahn to use his magic through her to use Taregil. She returns to Anatelea and follows the spectral shadow of Faranwe—but Alaafia does not trust Eres. Alaafia knows through So Kahn that the Wonak are working for Eres, and she knows that So Kahn was swayed by Eres and the power of magic as well. Alaafi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3-02-18T14:22:31.357340120</dc:date>
    <meta:editing-duration>PT12H13M51S</meta:editing-duration>
    <meta:editing-cycles>102</meta:editing-cycles>
    <meta:generator>LibreOffice/6.4.7.2$Linux_X86_64 LibreOffice_project/40$Build-2</meta:generator>
    <meta:document-statistic meta:table-count="0" meta:image-count="0" meta:object-count="0" meta:page-count="3" meta:paragraph-count="63" meta:word-count="1429" meta:character-count="8123" meta:non-whitespace-character-count="6722"/>
  </office:meta>
</office:document-meta>
</file>